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Foglio1" table:style-name="ta1">
        <table:shapes>
          <draw:frame draw:z-index="0" draw:style-name="gr1" draw:text-style-name="P1" svg:width="6.2988in" svg:height="3.5429in" svg:x="8.7331in" svg:y="0.2071in">
            <draw:object draw:notify-on-update-of-ranges="Foglio1.A3:Foglio1.A9 Foglio1.B3:Foglio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8in" svg:height="3.5441in" svg:x="8.6177in" svg:y="4.3622in">
            <draw:object draw:notify-on-update-of-ranges="Foglio1.A15:Foglio1.A20 Foglio1.B15:Foglio1.B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6.298in" svg:height="3.5445in" svg:x="14.0488in" svg:y="4.4886in">
            <draw:object draw:notify-on-update-of-ranges="Foglio1.A25:Foglio1.A28 Foglio1.B25:Foglio1.B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 range err_range width/100ns err_width/100ns</text:p>
          </table:table-cell>
          <table:table-cell table:number-columns-repeated="5"/>
          <table:table-cell office:value-type="string" calcext:value-type="string">
            <text:p>Vdrift 1:</text:p>
          </table:table-cell>
          <table:table-cell office:value-type="float" office:value="17261" calcext:value-type="float">
            <text:p>17261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D3]*0.0000001*[.$H$34]" office:value-type="float" office:value="0.113448" calcext:value-type="float">
            <text:p>0.113448</text:p>
          </table:table-cell>
          <table:table-cell table:formula="of:=[.B3]*SQRT(([.E3]/[.D3])^2+([.$I$2]/[.$H$34])^2)" office:value-type="float" office:value="0.000714832148129895" calcext:value-type="float">
            <text:p>0.0007148321</text:p>
          </table:table-cell>
          <table:table-cell office:value-type="float" office:value="69.6" calcext:value-type="float">
            <text:p>69.6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D4]*0.0000001*[.$H$34]" office:value-type="float" office:value="0.1133176" calcext:value-type="float">
            <text:p>0.1133176</text:p>
          </table:table-cell>
          <table:table-cell table:formula="of:=[.B4]*SQRT(([.E4]/[.D4])^2+([.$I$2]/[.$H$34])^2)" office:value-type="float" office:value="0.000698250728606852" calcext:value-type="float">
            <text:p>0.0006982507</text:p>
          </table:table-cell>
          <table:table-cell office:value-type="float" office:value="69.52" calcext:value-type="float">
            <text:p>69.52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D5]*0.0000001*[.$H$34]" office:value-type="float" office:value="0.1032279" calcext:value-type="float">
            <text:p>0.1032279</text:p>
          </table:table-cell>
          <table:table-cell table:formula="of:=[.B5]*SQRT(([.E5]/[.D5])^2+([.$I$2]/[.$H$34])^2)" office:value-type="float" office:value="0.000636647414194073" calcext:value-type="float">
            <text:p>0.0006366474</text:p>
          </table:table-cell>
          <table:table-cell office:value-type="float" office:value="63.33" calcext:value-type="float">
            <text:p>63.33</text:p>
          </table:table-cell>
          <table:table-cell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D6]*0.0000001*[.$H$34]" office:value-type="float" office:value="0.0940021" calcext:value-type="float">
            <text:p>0.0940021</text:p>
          </table:table-cell>
          <table:table-cell table:formula="of:=[.B6]*SQRT(([.E6]/[.D6])^2+([.$I$2]/[.$H$34])^2)" office:value-type="float" office:value="0.000580373957031154" calcext:value-type="float">
            <text:p>0.000580374</text:p>
          </table:table-cell>
          <table:table-cell office:value-type="float" office:value="57.67" calcext:value-type="float">
            <text:p>57.67</text:p>
          </table:table-cell>
          <table:table-cell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D7]*0.0000001*[.$H$34]" office:value-type="float" office:value="0.0846459" calcext:value-type="float">
            <text:p>0.0846459</text:p>
          </table:table-cell>
          <table:table-cell table:formula="of:=[.B7]*SQRT(([.E7]/[.D7])^2+([.$I$2]/[.$H$34])^2)" office:value-type="float" office:value="0.000521597258428378" calcext:value-type="float">
            <text:p>0.0005215973</text:p>
          </table:table-cell>
          <table:table-cell office:value-type="float" office:value="51.93" calcext:value-type="float">
            <text:p>51.93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D8]*0.0000001*[.$H$34]" office:value-type="float" office:value="0.0724698" calcext:value-type="float">
            <text:p>0.0724698</text:p>
          </table:table-cell>
          <table:table-cell table:formula="of:=[.B8]*SQRT(([.E8]/[.D8])^2+([.$I$2]/[.$H$34])^2)" office:value-type="float" office:value="0.000445793584520908" calcext:value-type="float">
            <text:p>0.0004457936</text:p>
          </table:table-cell>
          <table:table-cell office:value-type="float" office:value="44.46" calcext:value-type="float">
            <text:p>44.46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D9]*0.0000001*[.$H$34]" office:value-type="float" office:value="0.0669278" calcext:value-type="float">
            <text:p>0.0669278</text:p>
          </table:table-cell>
          <table:table-cell table:formula="of:=[.B9]*SQRT(([.E9]/[.D9])^2+([.$I$2]/[.$H$34])^2)" office:value-type="float" office:value="0.000418610331931738" calcext:value-type="float">
            <text:p>0.0004186103</text:p>
          </table:table-cell>
          <table:table-cell office:value-type="float" office:value="41.06" calcext:value-type="float">
            <text:p>41.06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 range err_range width/100ns err_width/100ns</text:p>
          </table:table-cell>
          <table:table-cell table:number-columns-repeated="5"/>
          <table:table-cell office:value-type="string" calcext:value-type="string">
            <text:p>Vdrift 2:</text:p>
          </table:table-cell>
          <table:table-cell office:value-type="float" office:value="15777" calcext:value-type="float">
            <text:p>15777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Default" table:formula="of:=[.D15]*0.0000001*[.$H$34]" office:value-type="float" office:value="0.1208808" calcext:value-type="float">
            <text:p>0.1208808</text:p>
          </table:table-cell>
          <table:table-cell table:style-name="Default" table:formula="of:=[.B15]*SQRT(([.E15]/[.D15])^2+([.$I$14]/[.$H$34])^2)" office:value-type="float" office:value="0.000755970535140094" calcext:value-type="float">
            <text:p>0.0007559705</text:p>
          </table:table-cell>
          <table:table-cell office:value-type="float" office:value="74.16" calcext:value-type="float">
            <text:p>74.16</text:p>
          </table:table-cell>
          <table:table-cell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table:formula="of:=[.D16]*0.0000001*[.$H$34]" office:value-type="float" office:value="0.1239615" calcext:value-type="float">
            <text:p>0.1239615</text:p>
          </table:table-cell>
          <table:table-cell table:style-name="Default" table:formula="of:=[.B16]*SQRT(([.E16]/[.D16])^2+([.$I$14]/[.$H$34])^2)" office:value-type="float" office:value="0.000766762733836224" calcext:value-type="float">
            <text:p>0.0007667627</text:p>
          </table:table-cell>
          <table:table-cell office:value-type="float" office:value="76.05" calcext:value-type="float">
            <text:p>76.05</text:p>
          </table:table-cell>
          <table:table-cell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table:formula="of:=[.D17]*0.0000001*[.$H$34]" office:value-type="float" office:value="0.1117528" calcext:value-type="float">
            <text:p>0.1117528</text:p>
          </table:table-cell>
          <table:table-cell table:style-name="Default" table:formula="of:=[.B17]*SQRT(([.E17]/[.D17])^2+([.$I$14]/[.$H$34])^2)" office:value-type="float" office:value="0.000690427121425571" calcext:value-type="float">
            <text:p>0.0006904271</text:p>
          </table:table-cell>
          <table:table-cell office:value-type="float" office:value="68.56" calcext:value-type="float">
            <text:p>68.56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table:formula="of:=[.D18]*0.0000001*[.$H$34]" office:value-type="float" office:value="0.1021684" calcext:value-type="float">
            <text:p>0.1021684</text:p>
          </table:table-cell>
          <table:table-cell table:style-name="Default" table:formula="of:=[.B18]*SQRT(([.E18]/[.D18])^2+([.$I$14]/[.$H$34])^2)" office:value-type="float" office:value="0.000632076332415635" calcext:value-type="float">
            <text:p>0.0006320763</text:p>
          </table:table-cell>
          <table:table-cell office:value-type="float" office:value="62.68" calcext:value-type="float">
            <text:p>62.68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Default" table:formula="of:=[.D19]*0.0000001*[.$H$34]" office:value-type="float" office:value="0.0917364" calcext:value-type="float">
            <text:p>0.0917364</text:p>
          </table:table-cell>
          <table:table-cell table:style-name="Default" table:formula="of:=[.B19]*SQRT(([.E19]/[.D19])^2+([.$I$14]/[.$H$34])^2)" office:value-type="float" office:value="0.000564920392621828" calcext:value-type="float">
            <text:p>0.0005649204</text:p>
          </table:table-cell>
          <table:table-cell office:value-type="float" office:value="56.28" calcext:value-type="float">
            <text:p>56.28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table:formula="of:=[.D20]*0.0000001*[.$H$34]" office:value-type="float" office:value="0.0782726" calcext:value-type="float">
            <text:p>0.0782726</text:p>
          </table:table-cell>
          <table:table-cell table:style-name="Default" table:formula="of:=[.B20]*SQRT(([.E20]/[.D20])^2+([.$I$14]/[.$H$34])^2)" office:value-type="float" office:value="0.000482683384839379" calcext:value-type="float">
            <text:p>0.0004826834</text:p>
          </table:table-cell>
          <table:table-cell office:value-type="float" office:value="48.02" calcext:value-type="float">
            <text:p>48.02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 range err_range width/100ns err_width/100ns</text:p>
          </table:table-cell>
          <table:table-cell table:number-columns-repeated="5"/>
          <table:table-cell office:value-type="string" calcext:value-type="string">
            <text:p>Vdrift 3:</text:p>
          </table:table-cell>
          <table:table-cell office:value-type="float" office:value="16355" calcext:value-type="float">
            <text:p>163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table:formula="of:=[.D25]*0.0000001*[.$H$34]" office:value-type="float" office:value="0.1195931" calcext:value-type="float">
            <text:p>0.1195931</text:p>
          </table:table-cell>
          <table:table-cell table:style-name="Default" table:formula="of:=[.B15]*SQRT(([.E25]/[.D25])^2+([.$I$14]/[.$H$34])^2)" office:value-type="float" office:value="0.000746161255259137" calcext:value-type="float">
            <text:p>0.0007461613</text:p>
          </table:table-cell>
          <table:table-cell office:value-type="float" office:value="73.37" calcext:value-type="float">
            <text:p>73.37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table:formula="of:=[.D26]*0.0000001*[.$H$34]" office:value-type="float" office:value="0.1097805" calcext:value-type="float">
            <text:p>0.1097805</text:p>
          </table:table-cell>
          <table:table-cell table:style-name="Default" table:formula="of:=[.B16]*SQRT(([.E26]/[.D26])^2+([.$I$14]/[.$H$34])^2)" office:value-type="float" office:value="0.000766047892281858" calcext:value-type="float">
            <text:p>0.0007660479</text:p>
          </table:table-cell>
          <table:table-cell office:value-type="float" office:value="67.35" calcext:value-type="float">
            <text:p>67.35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Default" table:formula="of:=[.D27]*0.0000001*[.$H$34]" office:value-type="float" office:value="0.0987128" calcext:value-type="float">
            <text:p>0.0987128</text:p>
          </table:table-cell>
          <table:table-cell table:style-name="Default" table:formula="of:=[.B17]*SQRT(([.E27]/[.D27])^2+([.$I$14]/[.$H$34])^2)" office:value-type="float" office:value="0.00069178060712624" calcext:value-type="float">
            <text:p>0.0006917806</text:p>
          </table:table-cell>
          <table:table-cell office:value-type="float" office:value="60.56" calcext:value-type="float">
            <text:p>60.56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table:formula="of:=[.D28]*0.0000001*[.$H$34]" office:value-type="float" office:value="0.0840428" calcext:value-type="float">
            <text:p>0.0840428</text:p>
          </table:table-cell>
          <table:table-cell table:style-name="Default" table:formula="of:=[.B18]*SQRT(([.E28]/[.D28])^2+([.$I$14]/[.$H$34])^2)" office:value-type="float" office:value="0.000631791631422683" calcext:value-type="float">
            <text:p>0.0006317916</text:p>
          </table:table-cell>
          <table:table-cell office:value-type="float" office:value="51.56" calcext:value-type="float">
            <text:p>51.56</text:p>
          </table:table-cell>
          <table:table-cell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Vdrift 0:</text:p>
          </table:table-cell>
          <table:table-cell office:value-type="float" office:value="16300" calcext:value-type="float">
            <text:p>1630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25:Foglio1.E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TeXGyreHero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18:24:35.871572985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7:39:19.835082142</meta:creation-date>
    <dc:date>2016-07-03T19:28:56.714534172</dc:date>
    <meta:editing-duration>PT1H27M</meta:editing-duration>
    <meta:editing-cycles>20</meta:editing-cycles>
    <meta:generator>LibreOffice/4.2.8.2$Linux_X86_64 LibreOffice_project/420m0$Build-2</meta:generator>
    <meta:document-statistic meta:table-count="1" meta:cell-count="1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picco 1</text:p>
        </chart:title>
        <chart:legend chart:legend-position="end" svg:x="13.148cm" svg:y="4.148cm" style:legend-expansion="high" chart:style-name="ch3"/>
        <chart:plot-area chart:style-name="ch4" table:cell-range-address="Foglio1.A3:Foglio1.B9" svg:x="0.264cm" svg:y="1.46cm" svg:width="12.507cm" svg:height="7.385cm">
          <chartooo:coordinate-region svg:x="1.176cm" svg:y="1.712cm" svg:width="11.315cm" svg:height="6.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oglio1.B3:Foglio1.B9" chart:class="chart:scatter">
            <chart:domain table:cell-range-address="Foglio1.A3:Foglio1.A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Foglio1.A3:Foglio1.A9</svg:desc>
                </draw:g>
              </table:table-cell>
              <table:table-cell office:value-type="float" office:value="0.113448">
                <text:p>0.113448</text:p>
                <draw:g>
                  <svg:desc>Foglio1.B3:Foglio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1133176">
                <text:p>0.1133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0.1032279">
                <text:p>0.1032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940021">
                <text:p>0.094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">
                <text:p>550</text:p>
              </table:table-cell>
              <table:table-cell office:value-type="float" office:value="0.0846459">
                <text:p>0.0846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724698">
                <text:p>0.0724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0.0669278">
                <text:p>0.0669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3cm" xlink:href=".." xlink:type="simple" chart:class="chart:scatter" chart:style-name="ch1">
        <chart:title svg:x="7.201cm" svg:y="0.316cm" chart:style-name="ch2">
          <text:p>picco 2</text:p>
        </chart:title>
        <chart:legend chart:legend-position="end" svg:x="13.146cm" svg:y="4.149cm" style:legend-expansion="high" chart:style-name="ch3"/>
        <chart:plot-area chart:style-name="ch4" table:cell-range-address="Foglio1.A15:Foglio1.B20" svg:x="0.319cm" svg:y="1.433cm" svg:width="12.508cm" svg:height="7.39cm">
          <chartooo:coordinate-region svg:x="1.231cm" svg:y="1.685cm" svg:width="11.316cm" svg:height="6.3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B15:Foglio1.B20" chart:class="chart:scatter">
            <chart:domain table:cell-range-address="Foglio1.A15:Foglio1.A20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Foglio1.A15:Foglio1.A20</svg:desc>
                </draw:g>
              </table:table-cell>
              <table:table-cell office:value-type="float" office:value="0.1208808">
                <text:p>0.1208808</text:p>
                <draw:g>
                  <svg:desc>Foglio1.B15:Foglio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1239615">
                <text:p>0.1239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0.1117528">
                <text:p>0.1117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1021684">
                <text:p>0.1021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">
                <text:p>550</text:p>
              </table:table-cell>
              <table:table-cell office:value-type="float" office:value="0.0917364">
                <text:p>0.0917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782726">
                <text:p>0.0782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title svg:x="7.201cm" svg:y="0.316cm" chart:style-name="ch2">
          <text:p>picco 3</text:p>
        </chart:title>
        <chart:legend chart:legend-position="end" svg:x="13.146cm" svg:y="4.15cm" style:legend-expansion="high" chart:style-name="ch3"/>
        <chart:plot-area chart:style-name="ch4" table:cell-range-address="Foglio1.A25:Foglio1.B28" svg:x="0.456cm" svg:y="1.327cm" svg:width="12.506cm" svg:height="7.389cm">
          <chartooo:coordinate-region svg:x="1.368cm" svg:y="1.579cm" svg:width="11.314cm" svg:height="6.3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B25:Foglio1.B28" chart:class="chart:scatter">
            <chart:domain table:cell-range-address="Foglio1.A25:Foglio1.A2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">
                <text:p>450</text:p>
                <draw:g>
                  <svg:desc>Foglio1.A25:Foglio1.A28</svg:desc>
                </draw:g>
              </table:table-cell>
              <table:table-cell office:value-type="float" office:value="0.1195931">
                <text:p>0.1195931</text:p>
                <draw:g>
                  <svg:desc>Foglio1.B25:Foglio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1097805">
                <text:p>0.1097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0.0987128">
                <text:p>0.0987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840428">
                <text:p>0.08404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